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1.9827in"/>
    </style:style>
    <style:style style:name="co4" style:family="table-column">
      <style:table-column-properties fo:break-before="auto" style:column-width="2.24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361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701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4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854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table:number-columns-repeated="2"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500P-01X08</text:p>
          </table:table-cell>
          <table:table-cell office:value-type="string" calcext:value-type="string">
            <text:p>Main:CONN500P-01X08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35226" calcext:value-type="float">
            <text:p>1935226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R1000A_EXTENSION</text:p>
          </table:table-cell>
          <table:table-cell office:value-type="string" calcext:value-type="string">
            <text:p>Main:CONN127P-02X10</text:p>
          </table:table-cell>
          <table:table-cell/>
          <table:table-cell office:value-type="string" calcext:value-type="string">
            <text:p>CNC Tech</text:p>
          </table:table-cell>
          <table:table-cell office:value-type="string" calcext:value-type="string">
            <text:p>3221-20-0200-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 R15 R16 R17 R18 R7 R8 R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Main:SOIC127P870X390X175-14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HC125D,65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Main:TO92_AMMO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Main:SOIC127P1030X455X210-16</text:p>
          </table:table-cell>
          <table:table-cell/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TLP293-4(TP,E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4:14:16.93634396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96" meta:object-count="0"/>
  </office:meta>
</office:document-meta>
</file>